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3">
      <style:paragraph-properties fo:line-height="100%"/>
      <style:text-properties style:font-name="Liberation Serif" fo:font-size="12pt" style:font-size-asian="12pt" style:font-size-complex="12pt"/>
    </style:style>
    <style:style style:name="P2" style:family="paragraph" style:parent-style-name="Heading_20_3">
      <style:paragraph-properties fo:line-height="100%"/>
      <style:text-properties style:font-name="Liberation Serif" fo:font-size="12pt" officeooo:rsid="00056b68" officeooo:paragraph-rsid="00056b68" style:font-size-asian="12pt" style:font-size-complex="12pt"/>
    </style:style>
    <style:style style:name="P3" style:family="paragraph" style:parent-style-name="Standard">
      <style:paragraph-properties fo:line-height="100%"/>
      <style:text-properties style:font-name="Liberation Serif" fo:font-size="12pt" style:font-size-asian="12pt" style:font-size-complex="12pt"/>
    </style:style>
    <style:style style:name="P4" style:family="paragraph" style:parent-style-name="Text_20_body" style:list-style-name="L2">
      <style:paragraph-properties fo:margin-top="0in" fo:margin-bottom="0in" style:contextual-spacing="false" fo:line-height="100%"/>
      <style:text-properties style:font-name="Liberation Serif" fo:font-size="12pt" style:font-size-asian="12pt" style:font-size-complex="12pt"/>
    </style:style>
    <style:style style:name="P5" style:family="paragraph" style:parent-style-name="Text_20_body" style:list-style-name="L2">
      <style:paragraph-properties fo:line-height="100%"/>
      <style:text-properties style:font-name="Liberation Serif" fo:font-size="12pt" style:font-size-asian="12pt" style:font-size-complex="12pt"/>
    </style:style>
    <style:style style:name="P6" style:family="paragraph" style:parent-style-name="Text_20_body">
      <style:paragraph-properties fo:line-height="100%"/>
      <style:text-properties style:font-name="Liberation Serif" fo:font-size="12pt" style:font-size-asian="12pt" style:font-size-complex="12pt"/>
    </style:style>
    <style:style style:name="P7" style:family="paragraph" style:parent-style-name="Text_20_body" style:list-style-name="L3">
      <style:paragraph-properties fo:margin-top="0in" fo:margin-bottom="0in" style:contextual-spacing="false" fo:line-height="100%"/>
      <style:text-properties style:font-name="Liberation Serif" fo:font-size="12pt" style:font-size-asian="12pt" style:font-size-complex="12pt"/>
    </style:style>
    <style:style style:name="P8" style:family="paragraph" style:parent-style-name="Text_20_body" style:list-style-name="L3">
      <style:paragraph-properties fo:line-height="100%"/>
      <style:text-properties style:font-name="Liberation Serif" fo:font-size="12pt" style:font-size-asian="12pt" style:font-size-complex="12pt"/>
    </style:style>
    <style:style style:name="P9" style:family="paragraph" style:parent-style-name="Text_20_body" style:list-style-name="L4">
      <style:paragraph-properties fo:margin-top="0in" fo:margin-bottom="0in" style:contextual-spacing="false" fo:line-height="100%"/>
      <style:text-properties style:font-name="Liberation Serif" fo:font-size="12pt" style:font-size-asian="12pt" style:font-size-complex="12pt"/>
    </style:style>
    <style:style style:name="P10" style:family="paragraph" style:parent-style-name="Text_20_body" style:list-style-name="L4">
      <style:paragraph-properties fo:line-height="100%"/>
      <style:text-properties style:font-name="Liberation Serif" fo:font-size="12pt" style:font-size-asian="12pt" style:font-size-complex="12pt"/>
    </style:style>
    <style:style style:name="P11" style:family="paragraph" style:parent-style-name="Text_20_body" style:list-style-name="L5">
      <style:paragraph-properties fo:margin-top="0in" fo:margin-bottom="0in" style:contextual-spacing="false" fo:line-height="100%"/>
      <style:text-properties style:font-name="Liberation Serif" fo:font-size="12pt" style:font-size-asian="12pt" style:font-size-complex="12pt"/>
    </style:style>
    <style:style style:name="P12" style:family="paragraph" style:parent-style-name="Text_20_body" style:list-style-name="L6">
      <style:paragraph-properties fo:margin-top="0in" fo:margin-bottom="0in" style:contextual-spacing="false" fo:line-height="100%"/>
      <style:text-properties style:font-name="Liberation Serif" fo:font-size="12pt" style:font-size-asian="12pt" style:font-size-complex="12pt"/>
    </style:style>
    <style:style style:name="P13" style:family="paragraph" style:parent-style-name="Text_20_body" style:list-style-name="L7">
      <style:paragraph-properties fo:margin-top="0in" fo:margin-bottom="0in" style:contextual-spacing="false" fo:line-height="100%"/>
      <style:text-properties style:font-name="Liberation Serif" fo:font-size="12pt" style:font-size-asian="12pt" style:font-size-complex="12pt"/>
    </style:style>
    <style:style style:name="P14" style:family="paragraph" style:parent-style-name="Text_20_body">
      <style:paragraph-properties fo:line-height="100%"/>
      <style:text-properties style:font-name="Liberation Serif" fo:font-size="12pt" officeooo:rsid="00056b68" officeooo:paragraph-rsid="00056b68" style:font-size-asian="12pt" style:font-size-complex="12pt"/>
    </style:style>
    <style:style style:name="P15" style:family="paragraph" style:parent-style-name="Text_20_body">
      <style:paragraph-properties fo:line-height="100%"/>
    </style:style>
    <style:style style:name="P16" style:family="paragraph" style:parent-style-name="Text_20_body" style:list-style-name="L2">
      <style:paragraph-properties fo:line-height="100%"/>
    </style:style>
    <style:style style:name="P17" style:family="paragraph" style:parent-style-name="Text_20_body" style:list-style-name="L2">
      <style:paragraph-properties fo:margin-top="0in" fo:margin-bottom="0in" style:contextual-spacing="false" fo:line-height="100%"/>
    </style:style>
    <style:style style:name="P18" style:family="paragraph" style:parent-style-name="Text_20_body" style:list-style-name="L3">
      <style:paragraph-properties fo:line-height="100%"/>
    </style:style>
    <style:style style:name="P19" style:family="paragraph" style:parent-style-name="Text_20_body" style:list-style-name="L3">
      <style:paragraph-properties fo:margin-top="0in" fo:margin-bottom="0in" style:contextual-spacing="false" fo:line-height="100%"/>
    </style:style>
    <style:style style:name="P20" style:family="paragraph" style:parent-style-name="Text_20_body" style:list-style-name="L4">
      <style:paragraph-properties fo:line-height="100%"/>
    </style:style>
    <style:style style:name="P21" style:family="paragraph" style:parent-style-name="Text_20_body" style:list-style-name="L4">
      <style:paragraph-properties fo:margin-top="0in" fo:margin-bottom="0in" style:contextual-spacing="false" fo:line-height="100%"/>
    </style:style>
    <style:style style:name="P22" style:family="paragraph" style:parent-style-name="Text_20_body" style:list-style-name="L5">
      <style:paragraph-properties fo:line-height="100%"/>
    </style:style>
    <style:style style:name="P23" style:family="paragraph" style:parent-style-name="Text_20_body" style:list-style-name="L5">
      <style:paragraph-properties fo:margin-top="0in" fo:margin-bottom="0in" style:contextual-spacing="false" fo:line-height="100%"/>
    </style:style>
    <style:style style:name="P24" style:family="paragraph" style:parent-style-name="Text_20_body" style:list-style-name="L6">
      <style:paragraph-properties fo:line-height="100%"/>
    </style:style>
    <style:style style:name="P25" style:family="paragraph" style:parent-style-name="Text_20_body" style:list-style-name="L6">
      <style:paragraph-properties fo:margin-top="0in" fo:margin-bottom="0in" style:contextual-spacing="false" fo:line-height="100%"/>
    </style:style>
    <style:style style:name="P26" style:family="paragraph" style:parent-style-name="Text_20_body" style:list-style-name="L7">
      <style:paragraph-properties fo:line-height="100%"/>
    </style:style>
    <style:style style:name="P27" style:family="paragraph" style:parent-style-name="Text_20_body" style:list-style-name="L7">
      <style:paragraph-properties fo:margin-top="0in" fo:margin-bottom="0in" style:contextual-spacing="false" fo:line-height="100%"/>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fo:font-size="12pt" style:font-size-asian="12pt" style:font-size-complex="12pt"/>
    </style:style>
    <style:style style:name="T4" style:family="text">
      <style:text-properties officeooo:rsid="0003f4fd"/>
    </style:style>
    <style:style style:name="T5" style:family="text">
      <style:text-properties officeooo:rsid="0004bbea"/>
    </style:style>
    <style:style style:name="T6" style:family="text">
      <style:text-properties officeooo:rsid="0005d8eb"/>
    </style:style>
    <style:style style:name="T7" style:family="text">
      <style:text-properties officeooo:rsid="000797f1"/>
    </style:style>
    <style:style style:name="T8" style:family="text">
      <style:text-properties officeooo:rsid="000804bd"/>
    </style:style>
    <style:style style:name="T9" style:family="text">
      <style:text-properties officeooo:rsid="00090d71"/>
    </style:style>
    <style:style style:name="T10" style:family="text">
      <style:text-properties officeooo:rsid="0009467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Note:</text:h>
      <text:p text:style-name="P14">-do I actually want to normalize my loss scores, ever? Or should I keep them as-is? <text:span text:style-name="T6">I think I only did it to start because I wanted to be able to visualize them as a percentage</text:span></text:p>
      <text:p text:style-name="P14">-<text:span text:style-name="T6">what about my gradient? Is it correct, how I did it, given I integrated everything before?</text:span></text:p>
      <text:h text:style-name="P1" text:outline-level="3"/>
      <text:h text:style-name="P1" text:outline-level="3">Function Overview: <text:span text:style-name="T4">ForwardPropagation</text:span></text:h>
      <text:p text:style-name="P15"><text:span text:style-name="T2">The </text:span><text:span text:style-name="Source_20_Text"><text:span text:style-name="T2">ForwardPropagation</text:span></text:span><text:span text:style-name="T2"> function computes class scores based on the weights and TF-IDF scores. It generates scores for each term in the vocabulary across all emotions, utilizing the TF-IDF scores for each term in documents.</text:span></text:p>
      <text:h text:style-name="P1" text:outline-level="3">Line-by-Line Explanation:</text:h>
      <text:list text:style-name="L2">
        <text:list-item>
          <text:p text:style-name="P16"><text:span text:style-name="Strong_20_Emphasis"><text:span text:style-name="T2">Function Signature:</text:span></text:span></text:p>
          <text:list>
            <text:list-item>
              <text:p text:style-name="P17"><text:span text:style-name="Source_20_Text"><text:span text:style-name="T2">Dictionary&lt;string, Dictionary&lt;string, double&gt;&gt; ForwardPropagation(Dictionary&lt;string, Dictionary&lt;string, double&gt;&gt; tfIdf)</text:span></text:span></text:p>
            </text:list-item>
            <text:list-item>
              <text:p text:style-name="P4">Input: TF-IDF scores for each term in the documents.</text:p>
            </text:list-item>
          </text:list>
        </text:list-item>
        <text:list-item>
          <text:p text:style-name="P16"><text:span text:style-name="Strong_20_Emphasis"><text:span text:style-name="T2">Initialization:</text:span></text:span></text:p>
          <text:list>
            <text:list-item>
              <text:p text:style-name="P17"><text:span text:style-name="Source_20_Text"><text:span text:style-name="T2">Dictionary&lt;string, Dictionary&lt;string, double&gt;&gt; classScores = new Dictionary&lt;string, Dictionary&lt;string, double&gt;&gt;();</text:span></text:span></text:p>
              <text:list>
                <text:list-item>
                  <text:p text:style-name="P4">Initializes an empty dictionary to store scores for each emotion.</text:p>
                </text:list-item>
              </text:list>
            </text:list-item>
          </text:list>
        </text:list-item>
        <text:list-item>
          <text:p text:style-name="P16"><text:span text:style-name="Strong_20_Emphasis"><text:span text:style-name="T2">Looping through Emotions (Classes):</text:span></text:span></text:p>
          <text:list>
            <text:list-item>
              <text:p text:style-name="P17"><text:span text:style-name="Source_20_Text"><text:span text:style-name="T2">foreach (var emotion in _weights)</text:span></text:span></text:p>
              <text:list>
                <text:list-item>
                  <text:p text:style-name="P4">Iterates through each emotion stored in the weights.</text:p>
                </text:list-item>
              </text:list>
            </text:list-item>
          </text:list>
        </text:list-item>
        <text:list-item>
          <text:p text:style-name="P16"><text:span text:style-name="Strong_20_Emphasis"><text:span text:style-name="T2">Setting up Emotion Details:</text:span></text:span></text:p>
          <text:list>
            <text:list-item>
              <text:p text:style-name="P17"><text:span text:style-name="Source_20_Text"><text:span text:style-name="T2">string emotionLabel = emotion.Key;</text:span></text:span></text:p>
              <text:list>
                <text:list-item>
                  <text:p text:style-name="P4">Retrieves the label of the current emotion.</text:p>
                </text:list-item>
              </text:list>
            </text:list-item>
            <text:list-item>
              <text:p text:style-name="P17"><text:span text:style-name="Source_20_Text"><text:span text:style-name="T2">Dictionary&lt;string, double&gt; emotionScores = new Dictionary&lt;string, double&gt;();</text:span></text:span></text:p>
              <text:list>
                <text:list-item>
                  <text:p text:style-name="P4">Initializes an empty dictionary to store scores for each term related to the current emotion.</text:p>
                </text:list-item>
              </text:list>
            </text:list-item>
            <text:list-item>
              <text:p text:style-name="P17"><text:span text:style-name="Source_20_Text"><text:span text:style-name="T2">double bias = _biases[emotionLabel];</text:span></text:span></text:p>
              <text:list>
                <text:list-item>
                  <text:p text:style-name="P4">Fetches the bias value associated with the current emotion.</text:p>
                </text:list-item>
              </text:list>
            </text:list-item>
          </text:list>
        </text:list-item>
        <text:list-item>
          <text:p text:style-name="P16"><text:span text:style-name="Strong_20_Emphasis"><text:span text:style-name="T2">Iterating through Vocabulary (Terms):</text:span></text:span></text:p>
          <text:list>
            <text:list-item>
              <text:p text:style-name="P17"><text:span text:style-name="Source_20_Text"><text:span text:style-name="T2">foreach (var weight in emotion.Value)</text:span></text:span></text:p>
              <text:list>
                <text:list-item>
                  <text:p text:style-name="P4">Iterates through each term and its weight within the current emotion.</text:p>
                </text:list-item>
              </text:list>
            </text:list-item>
          </text:list>
        </text:list-item>
        <text:list-item>
          <text:p text:style-name="P16"><text:span text:style-name="Strong_20_Emphasis"><text:span text:style-name="T2">Term Matching with TF-IDF:</text:span></text:span></text:p>
          <text:list>
            <text:list-item>
              <text:p text:style-name="P17"><text:span text:style-name="Source_20_Text"><text:span text:style-name="T2">string term = weight.Key;</text:span></text:span></text:p>
              <text:list>
                <text:list-item>
                  <text:p text:style-name="P4">Retrieves the term from the weights.</text:p>
                </text:list-item>
              </text:list>
            </text:list-item>
            <text:list-item>
              <text:p text:style-name="P17"><text:span text:style-name="Source_20_Text"><text:span text:style-name="T2">foreach (var tfIdfEmotion in tfIdf)</text:span></text:span></text:p>
              <text:list>
                <text:list-item>
                  <text:p text:style-name="P4">Iterates through each emotion in the TF-IDF data.</text:p>
                </text:list-item>
              </text:list>
            </text:list-item>
          </text:list>
        </text:list-item>
        <text:list-item>
          <text:p text:style-name="P16"><text:span text:style-name="Strong_20_Emphasis"><text:span text:style-name="T2">Checking Emotion Match:</text:span></text:span></text:p>
          <text:list>
            <text:list-item>
              <text:p text:style-name="P17"><text:span text:style-name="Source_20_Text"><text:span text:style-name="T2">if (emotionKey.Split('_')[0] == emotionLabel.Split('_')[0])</text:span></text:span></text:p>
              <text:list>
                <text:list-item>
                  <text:p text:style-name="P4">Checks if the emotion in the TF-IDF data matches the current emotion.</text:p>
                </text:list-item>
              </text:list>
            </text:list-item>
          </text:list>
        </text:list-item>
        <text:list-item>
          <text:p text:style-name="P16"><text:soft-page-break/><text:span text:style-name="Strong_20_Emphasis"><text:span text:style-name="T2">Multiplying TF-IDF Scores with Weights:</text:span></text:span></text:p>
          <text:list>
            <text:list-item>
              <text:p text:style-name="P17"><text:span text:style-name="Source_20_Text"><text:span text:style-name="T2">foreach (var tfIdfTerm in tfIdfEmotion.Value)</text:span></text:span></text:p>
              <text:list>
                <text:list-item>
                  <text:p text:style-name="P4">Iterates through each term's TF-IDF score in the TF-IDF data under the matching emotion.</text:p>
                </text:list-item>
              </text:list>
            </text:list-item>
            <text:list-item>
              <text:p text:style-name="P17"><text:span text:style-name="Source_20_Text"><text:span text:style-name="T2">if (tfIdfTermKey == term)</text:span></text:span></text:p>
              <text:list>
                <text:list-item>
                  <text:p text:style-name="P4">Matches the term in TF-IDF with the current term in weights.</text:p>
                </text:list-item>
              </text:list>
            </text:list-item>
            <text:list-item>
              <text:p text:style-name="P17"><text:span text:style-name="Source_20_Text"><text:span text:style-name="T2">double score = weight.Value * tfIdfValue;</text:span></text:span></text:p>
              <text:list>
                <text:list-item>
                  <text:p text:style-name="P4">Computes the score by multiplying the weight with the TF-IDF value.</text:p>
                </text:list-item>
              </text:list>
            </text:list-item>
          </text:list>
        </text:list-item>
        <text:list-item>
          <text:p text:style-name="P16"><text:span text:style-name="Strong_20_Emphasis"><text:span text:style-name="T2">Score Accumulation:</text:span></text:span></text:p>
          <text:list>
            <text:list-item>
              <text:p text:style-name="P17"><text:span text:style-name="Source_20_Text"><text:span text:style-name="T2">if (!emotionScores.ContainsKey(term)) { emotionScores[term] = score + bias; }</text:span></text:span></text:p>
              <text:list>
                <text:list-item>
                  <text:p text:style-name="P4">If the term hasn't been seen for this emotion, initializes the score with the computed value plus bias.</text:p>
                </text:list-item>
              </text:list>
            </text:list-item>
            <text:list-item>
              <text:p text:style-name="P17"><text:span text:style-name="Source_20_Text"><text:span text:style-name="T2">else { emotionScores[term] += score; }</text:span></text:span></text:p>
              <text:list>
                <text:list-item>
                  <text:p text:style-name="P4">If the term was already seen, adds the computed score to the existing score.</text:p>
                </text:list-item>
              </text:list>
            </text:list-item>
          </text:list>
        </text:list-item>
        <text:list-item>
          <text:p text:style-name="P16"><text:span text:style-name="Strong_20_Emphasis"><text:span text:style-name="T2">Storing Emotion Scores:</text:span></text:span></text:p>
          <text:list>
            <text:list-item>
              <text:p text:style-name="P17"><text:span text:style-name="Source_20_Text"><text:span text:style-name="T2">classScores[emotionLabel] = emotionScores;</text:span></text:span></text:p>
              <text:list>
                <text:list-item>
                  <text:p text:style-name="P4">Stores the scores for each term related to the current emotion in the overall class scores dictionary.</text:p>
                </text:list-item>
              </text:list>
            </text:list-item>
          </text:list>
        </text:list-item>
        <text:list-item>
          <text:p text:style-name="P16"><text:span text:style-name="Strong_20_Emphasis"><text:span text:style-name="T2">Returning Class Scores:</text:span></text:span></text:p>
          <text:list>
            <text:list-item>
              <text:p text:style-name="P17"><text:span text:style-name="Source_20_Text"><text:span text:style-name="T2">return classScores;</text:span></text:span></text:p>
              <text:list>
                <text:list-item>
                  <text:p text:style-name="P5">Returns the final dictionary containing scores for each term across all emotions.</text:p>
                </text:list-item>
              </text:list>
            </text:list-item>
          </text:list>
        </text:list-item>
      </text:list>
      <text:h text:style-name="P1" text:outline-level="3">Overall Function Purpose:</text:h>
      <text:p text:style-name="P6">This function essentially computes scores for each term within each emotion class by leveraging the TF-IDF scores and the weights associated with each term. The resulting scores are adjusted with biases and stored in a dictionary for further use in the logistic regression model.</text:p>
      <text:h text:style-name="P1" text:outline-level="3">Function Overview: <text:span text:style-name="T5">SoftMax</text:span></text:h>
      <text:p text:style-name="P15"><text:span text:style-name="T2">The </text:span><text:span text:style-name="Source_20_Text"><text:span text:style-name="T2">SoftMax</text:span></text:span><text:span text:style-name="T2"> function computes probabilities using the softmax activation function based on the input class scores. It calculates the probabilities for each term across all classes (emotions) using the softmax formula.</text:span></text:p>
      <text:h text:style-name="P1" text:outline-level="3">Line-by-Line Explanation:</text:h>
      <text:list text:style-name="L3">
        <text:list-item>
          <text:p text:style-name="P18"><text:span text:style-name="Strong_20_Emphasis"><text:span text:style-name="T2">Function Signature:</text:span></text:span></text:p>
          <text:list>
            <text:list-item>
              <text:p text:style-name="P19"><text:span text:style-name="Source_20_Text"><text:span text:style-name="T2">Dictionary&lt;string, Dictionary&lt;string, double&gt;&gt; SoftMax(Dictionary&lt;string, Dictionary&lt;string, double&gt;&gt; classScores)</text:span></text:span></text:p>
            </text:list-item>
            <text:list-item>
              <text:p text:style-name="P7">Input: Class scores for each term across different emotions.</text:p>
            </text:list-item>
          </text:list>
        </text:list-item>
        <text:list-item>
          <text:p text:style-name="P18"><text:span text:style-name="Strong_20_Emphasis"><text:span text:style-name="T2">Initialization:</text:span></text:span></text:p>
          <text:list>
            <text:list-item>
              <text:p text:style-name="P19"><text:span text:style-name="Source_20_Text"><text:span text:style-name="T2">Dictionary&lt;string, Dictionary&lt;string, double&gt;&gt; probabilities = new Dictionary&lt;string, Dictionary&lt;string, double&gt;&gt;();</text:span></text:span></text:p>
              <text:list>
                <text:list-item>
                  <text:p text:style-name="P7">Initializes an empty dictionary to store softmax probabilities for each term.</text:p>
                </text:list-item>
              </text:list>
            </text:list-item>
          </text:list>
        </text:list-item>
        <text:list-item>
          <text:p text:style-name="P18"><text:span text:style-name="Strong_20_Emphasis"><text:span text:style-name="T2">Extracting Emotions and Terms:</text:span></text:span></text:p>
          <text:list>
            <text:list-item>
              <text:p text:style-name="P19"><text:span text:style-name="Source_20_Text"><text:span text:style-name="T2">var allEmotions = classScores.Keys.ToList();</text:span></text:span></text:p>
              <text:list>
                <text:list-item>
                  <text:p text:style-name="P7">Retrieves a list of all emotions (classes) from the input class scores.</text:p>
                </text:list-item>
              </text:list>
            </text:list-item>
            <text:list-item>
              <text:p text:style-name="P19"><text:soft-page-break/><text:span text:style-name="Source_20_Text"><text:span text:style-name="T2">foreach (var term in classScores.SelectMany(emotion =&gt; emotion.Value.Keys).Distinct())</text:span></text:span></text:p>
              <text:list>
                <text:list-item>
                  <text:p text:style-name="P7">Iterates through each unique term among all emotions in the class scores.</text:p>
                </text:list-item>
              </text:list>
            </text:list-item>
          </text:list>
        </text:list-item>
        <text:list-item>
          <text:p text:style-name="P18"><text:span text:style-name="Strong_20_Emphasis"><text:span text:style-name="T2">Initializing Term Probabilities:</text:span></text:span></text:p>
          <text:list>
            <text:list-item>
              <text:p text:style-name="P19"><text:span text:style-name="Source_20_Text"><text:span text:style-name="T2">Dictionary&lt;string, double&gt; termProbabilities = new Dictionary&lt;string, double&gt;();</text:span></text:span></text:p>
              <text:list>
                <text:list-item>
                  <text:p text:style-name="P7">Initializes an empty dictionary to store probabilities for each emotion related to the current term.</text:p>
                </text:list-item>
              </text:list>
            </text:list-item>
            <text:list-item>
              <text:p text:style-name="P19"><text:span text:style-name="Source_20_Text"><text:span text:style-name="T2">foreach (var emotion in allEmotions)</text:span></text:span></text:p>
              <text:list>
                <text:list-item>
                  <text:p text:style-name="P7">Initializes probabilities for each emotion related to the current term to 0.0.</text:p>
                </text:list-item>
              </text:list>
            </text:list-item>
          </text:list>
        </text:list-item>
        <text:list-item>
          <text:p text:style-name="P18"><text:span text:style-name="Strong_20_Emphasis"><text:span text:style-name="T2">Computing Maximum Score:</text:span></text:span></text:p>
          <text:list>
            <text:list-item>
              <text:p text:style-name="P19"><text:span text:style-name="Source_20_Text"><text:span text:style-name="T2">double maxScore = classScores.Max(emotion =&gt; emotion.Value.TryGetValue(term, out var value) ? value : 0.0);</text:span></text:span></text:p>
              <text:list>
                <text:list-item>
                  <text:p text:style-name="P7">Determines the maximum score among all emotions for the current term.</text:p>
                </text:list-item>
              </text:list>
            </text:list-item>
          </text:list>
        </text:list-item>
        <text:list-item>
          <text:p text:style-name="P18"><text:span text:style-name="Strong_20_Emphasis"><text:span text:style-name="T2">Calculating Exponential Sum:</text:span></text:span></text:p>
          <text:list>
            <text:list-item>
              <text:p text:style-name="P19"><text:span text:style-name="Source_20_Text"><text:span text:style-name="T2">double expSum = classScores.Sum(emotion =&gt; emotion.Value.TryGetValue(term, out var value1) ? Math.Exp(value1 - maxScore) : 0.0);</text:span></text:span></text:p>
              <text:list>
                <text:list-item>
                  <text:p text:style-name="P7">Computes the sum of exponentials of the differences between each emotion's score for the term and the maximum score.</text:p>
                </text:list-item>
              </text:list>
            </text:list-item>
          </text:list>
        </text:list-item>
        <text:list-item>
          <text:p text:style-name="P18"><text:span text:style-name="Strong_20_Emphasis"><text:span text:style-name="T2">Softmax Computation for Each Emotion:</text:span></text:span></text:p>
          <text:list>
            <text:list-item>
              <text:p text:style-name="P19"><text:span text:style-name="Source_20_Text"><text:span text:style-name="T2">foreach (var emotion in classScores)</text:span></text:span></text:p>
              <text:list>
                <text:list-item>
                  <text:p text:style-name="P7">Iterates through each emotion in the class scores.</text:p>
                </text:list-item>
              </text:list>
            </text:list-item>
            <text:list-item>
              <text:p text:style-name="P19"><text:span text:style-name="Source_20_Text"><text:span text:style-name="T2">double expScore = emotion.Value.TryGetValue(term, out var value) ? Math.Exp(value - maxScore) : 0.0;</text:span></text:span></text:p>
              <text:list>
                <text:list-item>
                  <text:p text:style-name="P7">Calculates the exponential score for the current emotion's score related to the term.</text:p>
                </text:list-item>
              </text:list>
            </text:list-item>
            <text:list-item>
              <text:p text:style-name="P19"><text:span text:style-name="Source_20_Text"><text:span text:style-name="T2">double probability = expScore / expSum;</text:span></text:span></text:p>
              <text:list>
                <text:list-item>
                  <text:p text:style-name="P7">Computes the softmax probability for the current emotion and term combination.</text:p>
                </text:list-item>
              </text:list>
            </text:list-item>
            <text:list-item>
              <text:p text:style-name="P19"><text:span text:style-name="Source_20_Text"><text:span text:style-name="T2">termProbabilities[emotionLabel] = probability;</text:span></text:span></text:p>
              <text:list>
                <text:list-item>
                  <text:p text:style-name="P7">Stores the softmax probability for the current emotion related to the term.</text:p>
                </text:list-item>
              </text:list>
            </text:list-item>
          </text:list>
        </text:list-item>
        <text:list-item>
          <text:p text:style-name="P18"><text:span text:style-name="Strong_20_Emphasis"><text:span text:style-name="T2">Storing Term Probabilities:</text:span></text:span></text:p>
          <text:list>
            <text:list-item>
              <text:p text:style-name="P19"><text:span text:style-name="Source_20_Text"><text:span text:style-name="T2">probabilities[term] = termProbabilities;</text:span></text:span></text:p>
              <text:list>
                <text:list-item>
                  <text:p text:style-name="P7">Stores the computed probabilities for each emotion related to the current term.</text:p>
                </text:list-item>
              </text:list>
            </text:list-item>
          </text:list>
        </text:list-item>
        <text:list-item>
          <text:p text:style-name="P18"><text:span text:style-name="Strong_20_Emphasis"><text:span text:style-name="T2">Returning Probabilities:</text:span></text:span></text:p>
          <text:list>
            <text:list-item>
              <text:p text:style-name="P19"><text:span text:style-name="Source_20_Text"><text:span text:style-name="T2">return probabilities;</text:span></text:span></text:p>
              <text:list>
                <text:list-item>
                  <text:p text:style-name="P8">Returns the final dictionary containing softmax probabilities for each term across all emotions.</text:p>
                </text:list-item>
              </text:list>
            </text:list-item>
          </text:list>
        </text:list-item>
      </text:list>
      <text:h text:style-name="P1" text:outline-level="3">Overall Function Purpose:</text:h>
      <text:p text:style-name="P15"><text:span text:style-name="T2">The </text:span><text:span text:style-name="Source_20_Text"><text:span text:style-name="T2">SoftMax</text:span></text:span><text:span text:style-name="T2"> function calculates softmax probabilities for each term across different emotions. It utilizes the class scores provided as input and normalizes these scores to produce probabilities using the softmax activation function. The resulting probabilities represent the likelihood of each term belonging to each emotion class.</text:span></text:p>
      <text:h text:style-name="P1" text:outline-level="3"><text:soft-page-break/>Function Overview: <text:span text:style-name="T7">AeggregateDocumentProbabilities</text:span></text:h>
      <text:p text:style-name="P15"><text:span text:style-name="T2">The </text:span><text:span text:style-name="Source_20_Text"><text:span text:style-name="T2">AggregateDocumentProbabilities</text:span></text:span><text:span text:style-name="T2"> function aggregates probabilities calculated at the term level into document-level probabilities. It combines the probabilities calculated for individual terms within documents to derive an aggregated probability distribution for each document across different emotions.</text:span></text:p>
      <text:h text:style-name="P1" text:outline-level="3">Line-by-Line Explanation:</text:h>
      <text:list text:style-name="L4">
        <text:list-item>
          <text:p text:style-name="P20"><text:span text:style-name="Strong_20_Emphasis"><text:span text:style-name="T2">Function Signature:</text:span></text:span></text:p>
          <text:list>
            <text:list-item>
              <text:p text:style-name="P21"><text:span text:style-name="Source_20_Text"><text:span text:style-name="T2">private void AggregateDocumentProbabilities(string fnAggregatedProbabilities, string fnMergedProbabilities)</text:span></text:span></text:p>
            </text:list-item>
            <text:list-item>
              <text:p text:style-name="P9">Inputs: File paths for merged term-level probabilities and the output path for aggregated document-level probabilities.</text:p>
            </text:list-item>
          </text:list>
        </text:list-item>
        <text:list-item>
          <text:p text:style-name="P20"><text:span text:style-name="Strong_20_Emphasis"><text:span text:style-name="T2">Initialization:</text:span></text:span></text:p>
          <text:list>
            <text:list-item>
              <text:p text:style-name="P9">Initializes dictionaries to store aggregated probabilities and reads the merged term-level probabilities from a file.</text:p>
            </text:list-item>
          </text:list>
        </text:list-item>
        <text:list-item>
          <text:p text:style-name="P20"><text:span text:style-name="Strong_20_Emphasis"><text:span text:style-name="T2">Document Probability Aggregation:</text:span></text:span></text:p>
          <text:list>
            <text:list-item>
              <text:p text:style-name="P9">Iterates through each document in the merged probabilities.</text:p>
            </text:list-item>
            <text:list-item>
              <text:p text:style-name="P9">Retrieves the document key and true emotion from the merged probabilities.</text:p>
            </text:list-item>
            <text:list-item>
              <text:p text:style-name="P21"><text:span text:style-name="T2">Initializes a dictionary </text:span><text:span text:style-name="Source_20_Text"><text:span text:style-name="T2">emotionSet</text:span></text:span><text:span text:style-name="T2"> to aggregate probabilities for each emotion within the document.</text:span></text:p>
            </text:list-item>
            <text:list-item>
              <text:p text:style-name="P9">Initializes each emotion's probability to 0.0.</text:p>
            </text:list-item>
          </text:list>
        </text:list-item>
        <text:list-item>
          <text:p text:style-name="P20"><text:span text:style-name="Strong_20_Emphasis"><text:span text:style-name="T2">Aggregating Term Probabilities:</text:span></text:span></text:p>
          <text:list>
            <text:list-item>
              <text:p text:style-name="P9">Iterates through term-level probabilities in the document.</text:p>
            </text:list-item>
            <text:list-item>
              <text:p text:style-name="P9">Accumulates probabilities for each emotion across terms if it's not the first term probabilities for that document.</text:p>
            </text:list-item>
            <text:list-item>
              <text:p text:style-name="P9">Divides the accumulated probabilities by the sum to normalize them, ensuring they sum up to 1 across emotions.</text:p>
            </text:list-item>
            <text:list-item>
              <text:p text:style-name="P21"><text:span text:style-name="T2">Stores the aggregated probabilities for each document in </text:span><text:span text:style-name="Source_20_Text"><text:span text:style-name="T2">aggregatedProbabilities</text:span></text:span><text:span text:style-name="T2">.</text:span></text:p>
            </text:list-item>
          </text:list>
        </text:list-item>
        <text:list-item>
          <text:p text:style-name="P20"><text:span text:style-name="Strong_20_Emphasis"><text:span text:style-name="T2">File Writing:</text:span></text:span></text:p>
          <text:list>
            <text:list-item>
              <text:p text:style-name="P10">Writes the aggregated probabilities to a JSON file in an indented format.</text:p>
            </text:list-item>
          </text:list>
        </text:list-item>
      </text:list>
      <text:h text:style-name="P1" text:outline-level="3">Overall Function Purpose:</text:h>
      <text:p text:style-name="P15"><text:span text:style-name="T2">The </text:span><text:span text:style-name="Source_20_Text"><text:span text:style-name="T2">AggregateDocumentProbabilities</text:span></text:span><text:span text:style-name="T2"> function takes merged term-level probabilities and aggregates them to produce document-level probabilities for each emotion. It goes through the term probabilities within each document, sums them across emotions, normalizes them, and saves the resulting aggregated document-level probabilities into a JSON file. These aggregated probabilities represent the distribution of emotions within each document after combining individual term-based probabilities.</text:span></text:p>
      <text:h text:style-name="P1" text:outline-level="3">Function Overview: <text:span text:style-name="T8">CalcCrossEntropyLoss</text:span></text:h>
      <text:p text:style-name="P15"><text:span text:style-name="T2">The </text:span><text:span text:style-name="Source_20_Text"><text:span text:style-name="T2">CalcCrossEntropyLoss</text:span></text:span><text:span text:style-name="T2"> function computes the cross-entropy loss for each document based on aggregated probabilities. It calculates the loss between predicted probabilities and actual probabilities, storing them in a JSON file along with the average loss across all documents.</text:span></text:p>
      <text:h text:style-name="P1" text:outline-level="3"><text:soft-page-break/>Line-by-Line Explanation:</text:h>
      <text:list text:style-name="L5">
        <text:list-item>
          <text:p text:style-name="P22"><text:span text:style-name="Strong_20_Emphasis"><text:span text:style-name="T2">Function Signature:</text:span></text:span></text:p>
          <text:list>
            <text:list-item>
              <text:p text:style-name="P23"><text:span text:style-name="Source_20_Text"><text:span text:style-name="T2">private void CalcCrossEntropyLoss(string fnAggregatedProbabilities, string fnLossSet, string fnAverageLoss)</text:span></text:span></text:p>
            </text:list-item>
            <text:list-item>
              <text:p text:style-name="P11">Inputs: File paths for aggregated document-level probabilities, output path for document-level loss set, and output path for average loss.</text:p>
            </text:list-item>
          </text:list>
        </text:list-item>
        <text:list-item>
          <text:p text:style-name="P22"><text:span text:style-name="Strong_20_Emphasis"><text:span text:style-name="T2">Initialization:</text:span></text:span></text:p>
          <text:list>
            <text:list-item>
              <text:p text:style-name="P11">Reads the aggregated probabilities for each document from a JSON file.</text:p>
            </text:list-item>
            <text:list-item>
              <text:p text:style-name="P11">Initializes dictionaries to store loss for each emotion and the total loss.</text:p>
            </text:list-item>
          </text:list>
        </text:list-item>
        <text:list-item>
          <text:p text:style-name="P22"><text:span text:style-name="Strong_20_Emphasis"><text:span text:style-name="T2">Loop through Emotions:</text:span></text:span></text:p>
          <text:list>
            <text:list-item>
              <text:p text:style-name="P23"><text:span text:style-name="T2">Iterates through each emotion in </text:span><text:span text:style-name="Source_20_Text"><text:span text:style-name="T2">_emotions</text:span></text:span><text:span text:style-name="T2">.</text:span></text:p>
            </text:list-item>
            <text:list-item>
              <text:p text:style-name="P11">Initializes the loss dictionary for each emotion.</text:p>
            </text:list-item>
          </text:list>
        </text:list-item>
        <text:list-item>
          <text:p text:style-name="P22"><text:span text:style-name="Strong_20_Emphasis"><text:span text:style-name="T2">Calculating Loss per Document:</text:span></text:span></text:p>
          <text:list>
            <text:list-item>
              <text:p text:style-name="P11">Iterates through each document in the aggregated probabilities.</text:p>
            </text:list-item>
            <text:list-item>
              <text:p text:style-name="P11">Retrieves the document key, true emotion, and probabilities for each emotion within the document.</text:p>
            </text:list-item>
            <text:list-item>
              <text:p text:style-name="P11">Calculates the loss for each emotion by comparing predicted probabilities with actual (1.0 or 0.0 based on true emotion).</text:p>
            </text:list-item>
            <text:list-item>
              <text:p text:style-name="P11">Avoids log(0) by adding a small epsilon to the predicted probability before computing the logarithm.</text:p>
            </text:list-item>
            <text:list-item>
              <text:p text:style-name="P11">Accumulates the loss for each emotion and stores it in the loss dictionary for that emotion.</text:p>
            </text:list-item>
          </text:list>
        </text:list-item>
        <text:list-item>
          <text:p text:style-name="P22"><text:span text:style-name="Strong_20_Emphasis"><text:span text:style-name="T2">Total and Average Loss Calculation:</text:span></text:span></text:p>
          <text:list>
            <text:list-item>
              <text:p text:style-name="P11">Calculates the total loss by summing up the loss across all documents and emotions.</text:p>
            </text:list-item>
            <text:list-item>
              <text:p text:style-name="P11">Computes the average loss by dividing the total loss by the number of documents.</text:p>
            </text:list-item>
          </text:list>
        </text:list-item>
        <text:list-item>
          <text:p text:style-name="P22"><text:span text:style-name="Strong_20_Emphasis"><text:span text:style-name="T2">Writing to Files:</text:span></text:span></text:p>
          <text:list>
            <text:list-item>
              <text:p text:style-name="P23"><text:span text:style-name="T2">Writes the loss for each emotion for each document into a JSON file in an indented format (</text:span><text:span text:style-name="Source_20_Text"><text:span text:style-name="T2">fnLossSet</text:span></text:span><text:span text:style-name="T2">).</text:span></text:p>
            </text:list-item>
            <text:list-item>
              <text:p text:style-name="P22"><text:span text:style-name="T2">Writes the average loss across all documents into a separate file (</text:span><text:span text:style-name="Source_20_Text"><text:span text:style-name="T2">fnAverageLoss</text:span></text:span><text:span text:style-name="T2">), converting it to a string and using CultureInfo for formatting.</text:span></text:p>
            </text:list-item>
          </text:list>
        </text:list-item>
      </text:list>
      <text:h text:style-name="P1" text:outline-level="3">Overall Function Purpose:</text:h>
      <text:p text:style-name="P15"><text:span text:style-name="T2">The </text:span><text:span text:style-name="Source_20_Text"><text:span text:style-name="T2">CalcCrossEntropyLoss</text:span></text:span><text:span text:style-name="T2"> function computes the cross-entropy loss between predicted probabilities and actual values for each emotion in each document. It saves these losses in a JSON file, providing detailed information about the loss for individual emotions in every document. Additionally, it calculates and stores the average loss across all documents, enabling an overall assessment of the model's performance.</text:span></text:p>
      <text:h text:style-name="P1" text:outline-level="3">Function Overview: <text:span text:style-name="T9">DocumentLossToTermLoss</text:span></text:h>
      <text:p text:style-name="P15"><text:span text:style-name="T2">The </text:span><text:span text:style-name="Source_20_Text"><text:span text:style-name="T2">DocumentLossToTermLoss</text:span></text:span><text:span text:style-name="T2"> function aims to transform document-level losses into losses associated with individual terms within a document, considering the TF-IDF scores for those terms. It calculates term losses for each emotion and normalizes them to a range between 0 and 1 before saving the results into a JSON file.</text:span></text:p>
      <text:h text:style-name="P1" text:outline-level="3"><text:soft-page-break/>Line-by-Line Explanation:</text:h>
      <text:list text:style-name="L6">
        <text:list-item>
          <text:p text:style-name="P24"><text:span text:style-name="Strong_20_Emphasis"><text:span text:style-name="T2">Function Signature:</text:span></text:span></text:p>
          <text:list>
            <text:list-item>
              <text:p text:style-name="P25"><text:span text:style-name="Source_20_Text"><text:span text:style-name="T2">private void DocumentLossToTermLoss(string fnLossSet, string fnTfIdf, string fnVocab, string fnTermLossSet)</text:span></text:span></text:p>
            </text:list-item>
            <text:list-item>
              <text:p text:style-name="P25"><text:span text:style-name="T2">Inputs: File paths for document-level losses (</text:span><text:span text:style-name="Source_20_Text"><text:span text:style-name="T2">fnLossSet</text:span></text:span><text:span text:style-name="T2">), TF-IDF scores for terms (</text:span><text:span text:style-name="Source_20_Text"><text:span text:style-name="T2">fnTfIdf</text:span></text:span><text:span text:style-name="T2">), vocabulary (</text:span><text:span text:style-name="Source_20_Text"><text:span text:style-name="T2">fnVocab</text:span></text:span><text:span text:style-name="T2">), and output path for term-level losses (</text:span><text:span text:style-name="Source_20_Text"><text:span text:style-name="T2">fnTermLossSet</text:span></text:span><text:span text:style-name="T2">).</text:span></text:p>
            </text:list-item>
          </text:list>
        </text:list-item>
        <text:list-item>
          <text:p text:style-name="P24"><text:span text:style-name="Strong_20_Emphasis"><text:span text:style-name="T2">Reading Inputs:</text:span></text:span></text:p>
          <text:list>
            <text:list-item>
              <text:p text:style-name="P12">Reads document-level losses, TF-IDF scores, and vocabulary from JSON files.</text:p>
            </text:list-item>
            <text:list-item>
              <text:p text:style-name="P25"><text:span text:style-name="T2">Initializes an empty dictionary (</text:span><text:span text:style-name="Source_20_Text"><text:span text:style-name="T2">termLossSet</text:span></text:span><text:span text:style-name="T2">) to store term-level losses for each emotion.</text:span></text:p>
            </text:list-item>
          </text:list>
        </text:list-item>
        <text:list-item>
          <text:p text:style-name="P24"><text:span text:style-name="Strong_20_Emphasis"><text:span text:style-name="T2">Initializing Term Loss Dictionary:</text:span></text:span></text:p>
          <text:list>
            <text:list-item>
              <text:p text:style-name="P25"><text:span text:style-name="T2">Initializes the </text:span><text:span text:style-name="Source_20_Text"><text:span text:style-name="T2">termLossSet</text:span></text:span><text:span text:style-name="T2"> dictionary for each emotion with terms from the vocabulary, setting their initial loss values to 0.0.</text:span></text:p>
            </text:list-item>
          </text:list>
        </text:list-item>
        <text:list-item>
          <text:p text:style-name="P24"><text:span text:style-name="Strong_20_Emphasis"><text:span text:style-name="T2">Calculating Term Losses:</text:span></text:span></text:p>
          <text:list>
            <text:list-item>
              <text:p text:style-name="P12">Iterates through each emotion's document loss.</text:p>
            </text:list-item>
            <text:list-item>
              <text:p text:style-name="P25"><text:span text:style-name="T2">For each document in the emotion, retrieves the document loss (</text:span><text:span text:style-name="Source_20_Text"><text:span text:style-name="T2">docLoss</text:span></text:span><text:span text:style-name="T2">) and its TF-IDF scores (</text:span><text:span text:style-name="Source_20_Text"><text:span text:style-name="T2">docTfIdfs</text:span></text:span><text:span text:style-name="T2">).</text:span></text:p>
            </text:list-item>
            <text:list-item>
              <text:p text:style-name="P25"><text:span text:style-name="T2">Considers each term from the vocabulary and calculates the term loss by multiplying the document loss by the TF-IDF score for that term (</text:span><text:span text:style-name="Source_20_Text"><text:span text:style-name="T2">termTfIdf</text:span></text:span><text:span text:style-name="T2">).</text:span></text:p>
            </text:list-item>
            <text:list-item>
              <text:p text:style-name="P12">Accumulates the term loss for each term within each emotion.</text:p>
            </text:list-item>
          </text:list>
        </text:list-item>
        <text:list-item>
          <text:p text:style-name="P24"><text:span text:style-name="Strong_20_Emphasis"><text:span text:style-name="T2">Normalization of Term Losses:</text:span></text:span></text:p>
          <text:list>
            <text:list-item>
              <text:p text:style-name="P12">Finds the minimum and maximum term losses across all terms for each emotion.</text:p>
            </text:list-item>
            <text:list-item>
              <text:p text:style-name="P12">If the range between the minimum and maximum is not too small (determined by a very small epsilon value), it proceeds with normalization.</text:p>
            </text:list-item>
            <text:list-item>
              <text:p text:style-name="P12">Normalizes each term loss for the emotion to a range between 0 and 1 using min-max normalization.</text:p>
            </text:list-item>
          </text:list>
        </text:list-item>
        <text:list-item>
          <text:p text:style-name="P24"><text:span text:style-name="Strong_20_Emphasis"><text:span text:style-name="T2">Saving Results:</text:span></text:span></text:p>
          <text:list>
            <text:list-item>
              <text:p text:style-name="P24"><text:span text:style-name="T2">Writes the normalized term losses for each emotion into a JSON file (</text:span><text:span text:style-name="Source_20_Text"><text:span text:style-name="T2">fnTermLossSet</text:span></text:span><text:span text:style-name="T2">) in an indented format.</text:span></text:p>
            </text:list-item>
          </text:list>
        </text:list-item>
      </text:list>
      <text:h text:style-name="P1" text:outline-level="3">Overall Function Purpose:</text:h>
      <text:p text:style-name="P15"><text:span text:style-name="T2">The </text:span><text:span text:style-name="Source_20_Text"><text:span text:style-name="T2">DocumentLossToTermLoss</text:span></text:span><text:span text:style-name="T2"> function aims to convert document-level losses for each emotion into losses associated with individual terms within the documents. It considers the TF-IDF scores of terms to calculate these losses and normalizes them to a range between 0 and 1 for each emotion. The resulting normalized term-level losses are then stored in a JSON file for further analysis or use.</text:span></text:p>
      <text:h text:style-name="P1" text:outline-level="3">Function Overview: <text:span text:style-name="T10">GradientDescent</text:span></text:h>
      <text:p text:style-name="P15"><text:span text:style-name="T2">The </text:span><text:span text:style-name="Source_20_Text"><text:span text:style-name="T2">GradientDescent</text:span></text:span><text:span text:style-name="T2"> function performs the gradient descent optimization technique to update weights and biases based on the provided term losses. It adjusts the weights and biases for each emotion by calculating gradients and applying them using a learning rate.</text:span></text:p>
      <text:h text:style-name="P1" text:outline-level="3">Line-by-Line Explanation:</text:h>
      <text:list text:style-name="L7">
        <text:list-item>
          <text:p text:style-name="P26"><text:span text:style-name="Strong_20_Emphasis"><text:span text:style-name="T2">Function Signature:</text:span></text:span></text:p>
          <text:list>
            <text:list-item>
              <text:p text:style-name="P27"><text:span text:style-name="Source_20_Text"><text:span text:style-name="T2">private void GradientDescent(string fnTermLossSet, double learningRate)</text:span></text:span></text:p>
            </text:list-item>
            <text:list-item>
              <text:p text:style-name="P27"><text:soft-page-break/><text:span text:style-name="T2">Inputs: File path for term losses (</text:span><text:span text:style-name="Source_20_Text"><text:span text:style-name="T2">fnTermLossSet</text:span></text:span><text:span text:style-name="T2">) and a learning rate for gradient descent (</text:span><text:span text:style-name="Source_20_Text"><text:span text:style-name="T2">learningRate</text:span></text:span><text:span text:style-name="T2">).</text:span></text:p>
            </text:list-item>
          </text:list>
        </text:list-item>
        <text:list-item>
          <text:p text:style-name="P26"><text:span text:style-name="Strong_20_Emphasis"><text:span text:style-name="T2">Reading Term Losses:</text:span></text:span></text:p>
          <text:list>
            <text:list-item>
              <text:p text:style-name="P27"><text:span text:style-name="T2">Reads the term losses from a JSON file specified by </text:span><text:span text:style-name="Source_20_Text"><text:span text:style-name="T2">fnTermLossSet</text:span></text:span><text:span text:style-name="T2"> into a </text:span><text:span text:style-name="Source_20_Text"><text:span text:style-name="T2">termLossSet</text:span></text:span><text:span text:style-name="T2"> dictionary.</text:span></text:p>
            </text:list-item>
          </text:list>
        </text:list-item>
        <text:list-item>
          <text:p text:style-name="P26"><text:span text:style-name="Strong_20_Emphasis"><text:span text:style-name="T2">Gradient Descent Iteration (Per Emotion):</text:span></text:span></text:p>
          <text:list>
            <text:list-item>
              <text:p text:style-name="P27"><text:span text:style-name="T2">Iterates through each emotion in the </text:span><text:span text:style-name="Source_20_Text"><text:span text:style-name="T2">_emotions</text:span></text:span><text:span text:style-name="T2"> list.</text:span></text:p>
            </text:list-item>
          </text:list>
        </text:list-item>
        <text:list-item>
          <text:p text:style-name="P26"><text:span text:style-name="Strong_20_Emphasis"><text:span text:style-name="T2">Initialization for Bias Gradient:</text:span></text:span></text:p>
          <text:list>
            <text:list-item>
              <text:p text:style-name="P27"><text:span text:style-name="T2">Initializes the </text:span><text:span text:style-name="Source_20_Text"><text:span text:style-name="T2">biasGradient</text:span></text:span><text:span text:style-name="T2"> to 0.0 for each emotion.</text:span></text:p>
            </text:list-item>
          </text:list>
        </text:list-item>
        <text:list-item>
          <text:p text:style-name="P26"><text:span text:style-name="Strong_20_Emphasis"><text:span text:style-name="T2">Iterating Over Terms:</text:span></text:span></text:p>
          <text:list>
            <text:list-item>
              <text:p text:style-name="P27"><text:span text:style-name="T2">Copies the terms and their respective weights for the current emotion into </text:span><text:span text:style-name="Source_20_Text"><text:span text:style-name="T2">termsCopy</text:span></text:span><text:span text:style-name="T2">.</text:span></text:p>
            </text:list-item>
            <text:list-item>
              <text:p text:style-name="P27"><text:span text:style-name="T2">Iterates through each term in </text:span><text:span text:style-name="Source_20_Text"><text:span text:style-name="T2">termsCopy.Keys</text:span></text:span><text:span text:style-name="T2">.</text:span></text:p>
            </text:list-item>
          </text:list>
        </text:list-item>
        <text:list-item>
          <text:p text:style-name="P26"><text:span text:style-name="Strong_20_Emphasis"><text:span text:style-name="T2">Weight Update (Per Term):</text:span></text:span></text:p>
          <text:list>
            <text:list-item>
              <text:p text:style-name="P27"><text:span text:style-name="T2">Calculates the term gradient as </text:span><text:span text:style-name="Source_20_Text"><text:span text:style-name="T2">-termLossSet[emotion][term]</text:span></text:span><text:span text:style-name="T2">. This gradient represents the change needed in the weight with respect to the term loss.</text:span></text:p>
            </text:list-item>
            <text:list-item>
              <text:p text:style-name="P27"><text:span text:style-name="T2">Updates the weight for the current term and emotion using the gradient descent formula: </text:span><text:span text:style-name="Source_20_Text"><text:span text:style-name="T2">_weights[emotion][term] -= learningRate * termGradient</text:span></text:span><text:span text:style-name="T2">.</text:span></text:p>
            </text:list-item>
            <text:list-item>
              <text:p text:style-name="P13">Accumulates the term gradient to calculate the bias gradient for the current emotion.</text:p>
            </text:list-item>
          </text:list>
        </text:list-item>
        <text:list-item>
          <text:p text:style-name="P26"><text:span text:style-name="Strong_20_Emphasis"><text:span text:style-name="T2">Bias Update:</text:span></text:span></text:p>
          <text:list>
            <text:list-item>
              <text:p text:style-name="P26"><text:span text:style-name="T2">Updates the bias for the current emotion using the accumulated </text:span><text:span text:style-name="Source_20_Text"><text:span text:style-name="T2">biasGradient</text:span></text:span><text:span text:style-name="T2"> multiplied by the learning rate: </text:span><text:span text:style-name="Source_20_Text"><text:span text:style-name="T2">_biases[emotion] -= learningRate * biasGradient</text:span></text:span><text:span text:style-name="T2">.</text:span></text:p>
            </text:list-item>
          </text:list>
        </text:list-item>
      </text:list>
      <text:h text:style-name="P1" text:outline-level="3">Overall Function Purpose:</text:h>
      <text:p text:style-name="P15"><text:span text:style-name="T2">The </text:span><text:span text:style-name="Source_20_Text"><text:span text:style-name="T2">GradientDescent</text:span></text:span><text:span text:style-name="T2"> function applies the gradient descent optimization algorithm to adjust the weights and biases for each emotion. It uses the provided term losses to calculate gradients for individual terms and then updates the weights accordingly. Additionally, it accumulates term gradients to update the biases, all based on the specified learning rate. This iterative process aims to minimize the loss function associated with the model's predictions for different emotions.</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00:03:31.728086650</meta:creation-date>
    <dc:date>2023-12-05T00:16:09.290271408</dc:date>
    <meta:editing-duration>PT12M33S</meta:editing-duration>
    <meta:editing-cycles>10</meta:editing-cycles>
    <meta:generator>LibreOffice/7.5.8.2$Linux_X86_64 LibreOffice_project/50$Build-2</meta:generator>
    <meta:document-statistic meta:table-count="0" meta:image-count="0" meta:object-count="0" meta:page-count="7" meta:paragraph-count="190" meta:word-count="2184" meta:character-count="15000" meta:non-whitespace-character-count="13163"/>
  </office:meta>
</office:document-meta>
</file>